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>
      <style:graphic-properties draw:stroke="none" draw:fill="none" fo:min-height="5.15cm"/>
    </style:style>
    <style:style style:name="gr4" style:family="graphic" style:parent-style-name="standard">
      <style:graphic-properties draw:stroke="none" draw:fill="none" fo:min-height="14.9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start"/>
      <style:text-properties style:font-name="Courier 10 Pitch"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ourier 10 Pitch"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Работа с таможенными открытыми данными</text:p>
          </draw:text-box>
        </draw:frame>
        <draw:frame presentation:style-name="pr2" draw:layer="layout" svg:width="25.199cm" svg:height="10cm" svg:x="1.4cm" svg:y="6.4cm" presentation:class="outline" presentation:user-transformed="true">
          <draw:text-box>
            <text:list text:style-name="L2">
              <text:list-item>
                <text:p>Портал таможенных данных</text:p>
              </text:list-item>
              <text:list-item>
                <text:p>Формат данных .dbf</text:p>
              </text:list-item>
              <text:list-item>
                <text:p>Используемые инструменты</text:p>
              </text:list-item>
              <text:list-item>
                <text:p>Математическое обеспечение</text:p>
              </text:list-item>
              <text:list-item>
                <text:p>Получаем .csv файл</text:p>
              </text:list-item>
              <text:list-item>
                <text:p>Выборка конкретных данны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олучение метаданных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: <text:a xlink:href="http://stat.custom.ru/" xlink:type="simple">http://stat.custom.ru</text:a><text:line-break/>«Выгрузка данных» → <text:line-break/>«Справочник по ТНВЭД»</text:p>
              </text:list-item>
              <text:list-item>
                <text:p>Вводим CAPTCHA</text:p>
              </text:list-item>
              <text:list-item>
                <text:p>Загружаем THBED.dbf</text:p>
              </text:list-item>
              <text:list-item>
                <text:p>Копия на <text:a xlink:href="http://black.pu.ru/TCBT" xlink:type="simple">http://black.pu.ru/TCB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олучение данных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: <text:a xlink:href="http://stat.custom.ru/" xlink:type="simple">http://stat.custom.ru</text:a><text:line-break/>«Выгрузка данных» →<text:line-break/>«Данные ТСВТ» → «10 знаков»</text:p>
              </text:list-item>
              <text:list-item>
                <text:p>Вводим CAPTCHA (пока не делайте этого)</text:p>
              </text:list-item>
              <text:list-item>
                <text:p>Загружаем (~40 мин, может повиснуть)</text:p>
              </text:list-item>
              <text:list-item>
                <text:p>Возьмите копию на <text:a xlink:href="http://black.pu.ru/TCBT" xlink:type="simple">http://black.pu.ru/TCB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Формат данных .dbf</text:p>
          </draw:text-box>
        </draw:frame>
        <draw:frame presentation:style-name="pr2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Формат DBF — 1979 год, Ashton-Tate под CP/M</text:p>
              </text:list-item>
              <text:list-item>
                <text:p>Внутри наших .dbf кодировка cp866</text:p>
              </text:list-item>
              <text:list-item>
                <text:p>THBED.dbf это 8Mb, нет проблем</text:p>
              </text:list-item>
              <text:list-item>
                <text:p>Однако TCBT.dbf это 2 Gb, много</text:p>
              </text:list-item>
              <text:list-item>
                <text:p text:style-name="P3">Для данных, которые не влезают в ОЗУ, придуман термин:</text:p>
                <text:p text:style-name="P4"><text:span text:style-name="T1">BIG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Выбор инструмента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buntu Linux — наш выбор</text:p>
              </text:list-item>
              <text:list-item>
                <text:p>Его рекомендует Microsoft:<text:span text:style-name="T2"><text:line-break/></text:span><text:span text:style-name="T2"><text:a xlink:href="https://msdn.microsoft.com/en-us/commandline/wsl/about" xlink:type="simple">https://msdn.microsoft.com/en-us/commandline/wsl/about</text:a></text:span><text:span text:style-name="T2"><text:line-break/></text:span><text:span text:style-name="T2"><text:a xlink:href="https://xakep.ru/2017/02/03/wsl-in-colors/" xlink:type="simple">https://xakep.ru/2017/02/03/wsl-in-colors/</text:a></text:span></text:p>
              </text:list-item>
              <text:list-item>
                <text:p>В OS X нужен Homebrew <text:a xlink:href="https://brew.sh/" xlink:type="simple">https://brew.sh/</text:a><text:s/>и установка дополнительных программ, но тоже неплохо.</text:p>
              </text:list-item>
            </text:list>
          </draw:text-box>
        </draw:frame>
        <draw:frame draw:style-name="gr2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Математическое обеспечение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Загрузчик URL: <text:span text:style-name="T3">curl</text:span></text:p>
              </text:list-item>
              <text:list-item>
                <text:p>Многопоточный архиватор: <text:span text:style-name="T3">pbzip2</text:span></text:p>
              </text:list-item>
              <text:list-item>
                <text:p>Конвертер .dbf в .csv: <text:span text:style-name="T3">libdbd-xbase-perl</text:span></text:p>
              </text:list-item>
              <text:list-item>
                <text:p>Перекодировщик <text:span text:style-name="T3">iconv </text:span>(есть из коробки)</text:p>
              </text:list-item>
              <text:list-item>
                <text:p>Библиотека <text:span text:style-name="T3">shapelib</text:span> содержит <text:span text:style-name="T3">dbfinfo</text:span></text:p>
              </text:list-item>
              <text:list-item>
                <text:p>Устанавливаем программы для ЭВМ<text:span text:style-name="T3"><text:line-break/></text:span><text:span text:style-name="T4">sudo apt install -y libdbd-xbase-perl \</text:span><text:span text:style-name="T4"><text:line-break/></text:span><text:span text:style-name="T4">curl pbzip2 bzip2 <text:s/>shapeli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dbfinfo THBED.dbf</text:span></text:p>
          </draw:text-box>
        </draw:frame>
        <draw:frame draw:style-name="gr3" draw:text-style-name="P6" draw:layer="layout" svg:width="25cm" svg:height="5.535cm" svg:x="2cm" svg:y="5.2cm">
          <draw:text-box>
            <text:p text:style-name="P3"><text:span text:style-name="T5">Info for THBED.dbf</text:span></text:p>
            <text:p text:style-name="P3"><text:span text:style-name="T5">2 Columns, <text:s/>30736 Records in file</text:span></text:p>
            <text:p text:style-name="P3"><text:span text:style-name="T5"><text:s text:c="12"/></text:span><text:span text:style-name="T5">KOD</text:span><text:span text:style-name="T5"><text:tab/></text:span><text:span text:style-name="T5"> <text:s text:c="8"/>string <text:s/>(10,0)</text:span></text:p>
            <text:p text:style-name="P3"><text:span text:style-name="T5"><text:s text:c="5"/></text:span><text:span text:style-name="T5">SIMPLE_NAM</text:span><text:span text:style-name="T5"><text:tab/></text:span><text:span text:style-name="T5"> <text:s text:c="8"/>string <text:s/>(255,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олучаем THBED.csv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Команда<text:line-break/><text:span text:style-name="T3">curl http://black.pu.ru/TCBT/THBED.dbf | \</text:span><text:span text:style-name="T3"><text:line-break/></text:span><text:span text:style-name="T3">dbf_dump - | \</text:span><text:span text:style-name="T3"><text:line-break/></text:span><text:span text:style-name="T3">iconv -f cp866 -t utf8 | \</text:span><text:span text:style-name="T3"><text:line-break/></text:span><text:span text:style-name="T3">&gt; THVED.csv</text:span></text:p>
              </text:list-item>
              <text:list-item>
                <text:p>Если не получилось, то возьмите готовый<text:line-break/><text:a xlink:href="http://black.pu.ru/TCBT/TCBT.csv.bz2" xlink:type="simple">http://black.pu.ru/TCBT/TCBT.csv.bz2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dbfinfo TCBT.dbf</text:span></text:p>
          </draw:text-box>
        </draw:frame>
        <draw:frame draw:style-name="gr4" draw:text-style-name="P6" draw:layer="layout" svg:width="25cm" svg:height="16.103cm" svg:x="1.599cm" svg:y="3.697cm">
          <draw:text-box>
            <text:p text:style-name="P3"><text:span text:style-name="T5">Info for TCBT.dbf</text:span></text:p>
            <text:p text:style-name="P3"><text:span text:style-name="T5">10 Columns, <text:s/>3531862 Records in file</text:span></text:p>
            <text:p text:style-name="P3"><text:span text:style-name="T5"><text:s text:c="11"/></text:span><text:span text:style-name="T5">NAPR</text:span><text:span text:style-name="T5"><text:tab/></text:span><text:span text:style-name="T5"> <text:s text:c="8"/>string <text:s/>(2,0)</text:span></text:p>
            <text:p text:style-name="P3"><text:span text:style-name="T5"><text:s text:c="9"/></text:span><text:span text:style-name="T5">PERIOD</text:span><text:span text:style-name="T5"><text:tab/></text:span><text:span text:style-name="T5"> <text:s text:c="8"/>string <text:s/>(4,0)</text:span></text:p>
            <text:p text:style-name="P3"><text:span text:style-name="T5"><text:s text:c="9"/></text:span><text:span text:style-name="T5">STRANA</text:span><text:span text:style-name="T5"><text:tab/></text:span><text:span text:style-name="T5"> <text:s text:c="8"/>string <text:s/>(3,0)</text:span></text:p>
            <text:p text:style-name="P3"><text:span text:style-name="T5"><text:s text:c="10"/></text:span><text:span text:style-name="T5">TNVED</text:span><text:span text:style-name="T5"><text:tab/></text:span><text:span text:style-name="T5"> <text:s text:c="8"/>string <text:s/>(10,0)</text:span></text:p>
            <text:p text:style-name="P3"><text:span text:style-name="T5"><text:s text:c="10"/></text:span><text:span text:style-name="T5">EDIZM</text:span><text:span text:style-name="T5"><text:tab/></text:span><text:span text:style-name="T5"> <text:s text:c="8"/>string <text:s/>(20,0)</text:span></text:p>
            <text:p text:style-name="P3"><text:span text:style-name="T5"><text:s text:c="10"/></text:span><text:span text:style-name="T5">STOIM</text:span><text:span text:style-name="T5"><text:tab/></text:span><text:span text:style-name="T5"> <text:s text:c="9"/>float <text:s/>(22,0)</text:span></text:p>
            <text:p text:style-name="P3"><text:span text:style-name="T5"><text:s text:c="10"/></text:span><text:span text:style-name="T5">NETTO</text:span><text:span text:style-name="T5"><text:tab/></text:span><text:span text:style-name="T5"> <text:s text:c="9"/>float <text:s/>(22,0)</text:span></text:p>
            <text:p text:style-name="P3"><text:span text:style-name="T5"><text:s text:c="12"/></text:span><text:span text:style-name="T5">KOL</text:span><text:span text:style-name="T5"><text:tab/></text:span><text:span text:style-name="T5"> <text:s text:c="9"/>float <text:s/>(22,0)</text:span></text:p>
            <text:p text:style-name="P3"><text:span text:style-name="T5"><text:s text:c="9"/></text:span><text:span text:style-name="T5">REGION</text:span><text:span text:style-name="T5"><text:tab/></text:span><text:span text:style-name="T5"> <text:s text:c="8"/>string <text:s/>(255,0)</text:span></text:p>
            <text:p text:style-name="P3"><text:span text:style-name="T5"><text:s text:c="7"/></text:span><text:span text:style-name="T5">REGION_S</text:span><text:span text:style-name="T5"><text:tab/></text:span><text:span text:style-name="T5"> <text:s text:c="8"/>string <text:s/>(255,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олучаем TCBT.csv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Команда<text:line-break/><text:span text:style-name="T3">curl http://black.pu.ru/TCBT/TCBT.dbf.bz2 | \</text:span><text:span text:style-name="T3"><text:line-break/></text:span><text:span text:style-name="T3">bzip2 -d | \</text:span><text:span text:style-name="T3"><text:line-break/></text:span><text:span text:style-name="T3">dbf_dump - | \</text:span><text:span text:style-name="T3"><text:line-break/></text:span><text:span text:style-name="T3">iconv -f cp866 -t utf8 | \</text:span><text:span text:style-name="T3"><text:line-break/></text:span><text:span text:style-name="T3">bzip2 -z <text:s/>-c &gt; TCBT.csv.bz2</text:span><text:span text:style-name="T3"><text:line-break/></text:span><text:span text:style-name="T3"/></text:p>
              </text:list-item>
              <text:list-item>
                <text:p>Если не получилось, то возьмите готовый<text:line-break/><text:a xlink:href="http://black.pu.ru/TCBT/TCBT.csv.bz2" xlink:type="simple">http://black.pu.ru/TCBT/TCBT.csv.bz2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Выборка метаданных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Ищем сыр</text:span><text:span text:style-name="T6"><text:line-break/></text:span><text:span text:style-name="T3">grep -i сыр THBED.csv | less</text:span></text:p>
              </text:list-item>
              <text:list-item>
                <text:p><text:span text:style-name="T6">Рассматриваем результат, нам нужна товарная группа 0406 с подвариантами</text:span></text:p>
              </text:list-item>
              <text:list-item>
                <text:p><text:span text:style-name="T6">Творог это тоже сыр…</text:span><text:span text:style-name="T6"><text:line-break/></text:span><text:span text:style-name="T3">grep -i творог THBED.cs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Выборка данных</text:p>
          </draw:text-box>
        </draw:frame>
        <draw:frame presentation:style-name="pr2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<text:span text:style-name="T6">Импорт за 2017 год</text:span><text:span text:style-name="T6"><text:line-break/></text:span><text:span text:style-name="T3">&lt; TCBT.csv.bz2 pbzip2 -d | \</text:span><text:span text:style-name="T3"><text:line-break/></text:span><text:span text:style-name="T3">grep "^ИМ:2017" &gt; im_2017.csv</text:span><text:span text:style-name="T6"><text:line-break/></text:span><text:span text:style-name="T6">файл </text:span><text:span text:style-name="T3">im_2017.csv</text:span><text:span text:style-name="T6"> это уже 86 мегабайт</text:span></text:p>
              </text:list-item>
              <text:list-item>
                <text:p><text:span text:style-name="T6">Импорт сыра за 2017 год</text:span><text:span text:style-name="T6"><text:line-break/></text:span><text:span text:style-name="T3">grep ":0406" im_2017.csv &gt; cheese.csv</text:span></text:p>
              </text:list-item>
              <text:list-item>
                <text:p><text:span text:style-name="T6">Это уже 455 строк: </text:span><text:span text:style-name="T3">wc cheese.csv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6:04:53.478324995</meta:creation-date>
    <dc:date>2017-10-10T15:25:00.612120000</dc:date>
    <meta:editing-duration>PT4H34M41S</meta:editing-duration>
    <meta:editing-cycles>8</meta:editing-cycles>
    <meta:generator>LibreOffice/5.4.2.2$MacOSX_X86_64 LibreOffice_project/22b09f6418e8c2d508a9eaf86b2399209b0990f4</meta:generator>
    <meta:document-statistic meta:object-count="70"/>
  </office:meta>
</office:document-meta>
</file>